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PA_20_Pfeil">
      <style:graphic-properties draw:textarea-horizontal-align="center" draw:textarea-vertical-align="middle"/>
    </style:style>
    <style:style style:name="gr2" style:family="graphic" style:parent-style-name="PA_20_Area_20_Operator">
      <style:graphic-properties draw:textarea-horizontal-align="center" draw:textarea-vertical-align="middle"/>
    </style:style>
    <style:style style:name="gr3" style:family="graphic" style:parent-style-name="PA_20_Area_20_User_20_code">
      <style:graphic-properties draw:textarea-horizontal-align="center" draw:textarea-vertical-align="middle"/>
    </style:style>
    <style:style style:name="gr4" style:family="graphic" style:parent-style-name="standard">
      <style:graphic-properties draw:stroke="none" svg:stroke-color="#000000" draw:fill="none" draw:fill-color="#ffffff" fo:min-height="5.292cm"/>
    </style:style>
    <style:style style:name="gr5" style:family="graphic" style:parent-style-name="standard">
      <style:graphic-properties draw:stroke="none" draw:fill="none" draw:fill-color="#ffffff" fo:min-height="1.675cm"/>
    </style:style>
    <style:style style:name="gr6" style:family="graphic" style:parent-style-name="standard">
      <style:graphic-properties draw:stroke="none" draw:fill="none" draw:fill-color="#ffffff" fo:min-height="1.185cm"/>
    </style:style>
    <style:style style:name="gr7" style:family="graphic" style:parent-style-name="standard">
      <style:graphic-properties draw:stroke="dash" draw:stroke-dash="Ultrafine_20_Dashed" draw:textarea-horizontal-align="center" draw:textarea-vertical-align="middle"/>
    </style:style>
    <style:style style:name="gr8" style:family="graphic" style:parent-style-name="PA_20_Text_20_small">
      <style:graphic-properties draw:textarea-horizontal-align="left" draw:auto-grow-height="true" draw:auto-grow-width="false" fo:min-height="0.34cm" fo:min-width="1.84cm"/>
    </style:style>
    <style:style style:name="gr9" style:family="graphic" style:parent-style-name="PA_20_Text_20_small">
      <style:graphic-properties draw:textarea-horizontal-align="right" draw:textarea-vertical-align="middle" draw:auto-grow-height="true" draw:auto-grow-width="false" fo:min-height="0.339cm" fo:min-width="1.84cm"/>
    </style:style>
    <style:style style:name="gr10" style:family="graphic" style:parent-style-name="PA_20_Text_20_very_20_small" style:list-style-name="L3">
      <style:graphic-properties draw:stroke="dash" draw:stroke-dash="Dashed_20__28_var_29_" draw:fill="none" draw:fill-color="#000000" draw:textarea-horizontal-align="left" draw:textarea-vertical-align="top" draw:shadow="hidden" draw:shadow-offset-x="0.1cm" draw:shadow-offset-y="0.1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PA_20_Text_20_very_20_small">
      <style:graphic-properties draw:textarea-horizontal-align="left" draw:auto-grow-height="true" draw:auto-grow-width="true" fo:min-height="0cm" fo:min-width="0cm"/>
    </style:style>
    <style:style style:name="gr13" style:family="graphic" style:parent-style-name="PA_20_Area_20_Operator">
      <style:graphic-properties draw:stroke="none" draw:fill="none" draw:textarea-horizontal-align="center" draw:textarea-vertical-align="middle"/>
    </style:style>
    <style:style style:name="gr14" style:family="graphic" style:parent-style-name="PA_20_Area_20_intermediate">
      <style:graphic-properties draw:textarea-horizontal-align="justify" draw:textarea-vertical-align="top"/>
    </style:style>
    <style:style style:name="gr15" style:family="graphic" style:parent-style-name="PA_20_Text_20_very_20_small" style:list-style-name="L5">
      <style:graphic-properties draw:stroke-dash="Ultrafine_20_Dashed" fo:min-height="1.296cm"/>
    </style:style>
    <style:style style:name="gr16" style:family="graphic" style:parent-style-name="PA_20_Text_20_very_20_small" style:list-style-name="L5">
      <style:graphic-properties fo:min-height="1.04cm"/>
    </style:style>
    <style:style style:name="gr17" style:family="graphic" style:parent-style-name="PA_20_Area_20_User_20_code">
      <style:graphic-properties draw:textarea-horizontal-align="justify" draw:textarea-vertical-align="top"/>
    </style:style>
    <style:style style:name="gr18" style:family="graphic" style:parent-style-name="PA_20_Text_20_very_20_small" style:list-style-name="L5">
      <style:graphic-properties fo:min-height="1.015cm"/>
    </style:style>
    <style:style style:name="gr19" style:family="graphic" style:parent-style-name="PA_20_Area_20_Supplied">
      <style:graphic-properties draw:textarea-horizontal-align="center" draw:textarea-vertical-align="middle"/>
    </style:style>
    <style:style style:name="gr20" style:family="graphic" style:parent-style-name="PA_20_Text_20_very_20_small" style:list-style-name="L5">
      <style:graphic-properties fo:min-height="1.692cm" fo:padding-left="0.1cm" fo:padding-right="0.1cm"/>
    </style:style>
    <style:style style:name="gr21" style:family="graphic" style:parent-style-name="standard">
      <style:graphic-properties draw:textarea-horizontal-align="justify" draw:textarea-vertical-align="middle" draw:auto-grow-height="false" fo:min-height="0cm" fo:min-width="0cm"/>
    </style:style>
    <style:style style:name="gr22" style:family="graphic" style:parent-style-name="PA_20_Area_20_intermediate">
      <style:graphic-properties draw:fill="none" draw:textarea-horizontal-align="justify" draw:textarea-vertical-align="top"/>
    </style:style>
    <style:style style:name="gr23" style:family="graphic" style:parent-style-name="PA_20_Text_20_very_20_small" style:list-style-name="L6">
      <style:graphic-properties fo:min-height="0.942cm"/>
    </style:style>
    <style:style style:name="gr24" style:family="graphic" style:parent-style-name="standard">
      <style:graphic-properties draw:fill="solid" draw:fill-color="#f5f5f5" draw:textarea-horizontal-align="center" draw:textarea-vertical-align="middle"/>
    </style:style>
    <style:style style:name="gr25" style:family="graphic" style:parent-style-name="PA_20_Area_20_intermediate">
      <style:graphic-properties draw:textarea-horizontal-align="center" draw:textarea-vertical-align="middle"/>
    </style:style>
    <style:style style:name="gr26" style:family="graphic" style:parent-style-name="PA_20_Area_20_Supplied">
      <style:graphic-properties draw:textarea-horizontal-align="center" draw:textarea-vertical-align="middle"/>
    </style:style>
    <style:style style:name="gr27" style:family="graphic" style:parent-style-name="PA_20_Text_20_small">
      <style:graphic-properties draw:textarea-horizontal-align="left" draw:auto-grow-height="true" draw:auto-grow-width="true" fo:min-height="0cm" fo:min-width="0cm"/>
    </style:style>
    <style:style style:name="gr28" style:family="graphic" style:parent-style-name="PA_20_Text_20_very_20_small">
      <style:graphic-properties fo:min-height="0.428cm"/>
    </style:style>
    <style:style style:name="gr29" style:family="graphic" style:parent-style-name="title">
      <style:graphic-properties fo:min-height="0.646cm"/>
    </style:style>
    <style:style style:name="gr30" style:family="graphic" style:parent-style-name="PA_20_Area_20_Supplied">
      <style:graphic-properties draw:textarea-horizontal-align="center" draw:textarea-vertical-align="top"/>
    </style:style>
    <style:style style:name="gr31" style:family="graphic" style:parent-style-name="PA_20_Text_20_very_20_small" style:list-style-name="L5">
      <style:graphic-properties fo:min-height="0.969cm"/>
    </style:style>
    <style:style style:name="gr32" style:family="graphic" style:parent-style-name="PA_20_Text_20_very_20_small">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276cm" fo:margin-right="0cm" text:enable-numbering="true" fo:text-indent="-0.276cm"/>
    </style:style>
    <style:style style:name="P4" style:family="paragraph">
      <style:paragraph-properties fo:margin-left="0.253cm" fo:margin-right="0cm" fo:text-indent="-0.253cm"/>
    </style:style>
    <style:style style:name="P5" style:family="paragraph">
      <style:paragraph-properties fo:margin-left="0.276cm" fo:margin-right="0cm" text:enable-numbering="true" fo:text-indent="-0.276cm">
        <style:tab-stops>
          <style:tab-stop style:position="-0.276cm"/>
        </style:tab-stops>
      </style:paragraph-properties>
    </style:style>
    <style:style style:name="P6" style:family="paragraph">
      <style:paragraph-properties fo:margin-left="0cm" fo:margin-right="0cm" fo:text-align="start" fo:text-indent="0cm"/>
    </style:style>
    <style:style style:name="P7" style:family="paragraph">
      <style:paragraph-properties fo:margin-left="0cm" fo:margin-right="0cm" fo:text-align="end" fo:text-indent="0cm"/>
    </style:style>
    <style:style style:name="P8" style:family="paragraph">
      <style:paragraph-properties fo:margin-left="0.165cm" fo:margin-right="0cm" fo:text-align="start" fo:text-indent="-0.165cm">
        <style:tab-stops/>
      </style:paragraph-properties>
    </style:style>
    <style:style style:name="P9" style:family="paragraph">
      <style:paragraph-properties fo:margin-left="0.165cm" fo:margin-right="0cm" fo:text-align="start" text:enable-numbering="true" fo:text-indent="-0.165cm">
        <style:tab-stops/>
      </style:paragraph-properties>
    </style:style>
    <style:style style:name="P10" style:family="paragraph">
      <style:paragraph-properties fo:margin-left="0cm" fo:margin-right="0cm" fo:text-align="center" fo:text-indent="0cm"/>
    </style:style>
    <style:style style:name="P11" style:family="paragraph">
      <style:paragraph-properties fo:margin-left="0.233cm" fo:margin-right="0cm" text:enable-numbering="true" fo:text-indent="-0.233cm">
        <style:tab-stops/>
      </style:paragraph-properties>
    </style:style>
    <style:style style:name="T1" style:family="text">
      <style:text-properties fo:font-style="italic"/>
    </style:style>
    <style:style style:name="T2" style:family="text">
      <style:text-properties fo:font-family="'Courier New'" style:font-family-generic="modern" style:font-pitch="fixed"/>
    </style:style>
    <text:list-style style:name="L1">
      <text:list-level-style-bullet text:level="1" text:bullet-char="●">
        <style:text-properties fo:font-family="StarSymbol" style:use-window-font-color="true" fo:font-size="45%"/>
      </text:list-level-style-bullet>
      <text:list-level-style-bullet text:level="2" text:bullet-char="●">
        <style:list-level-properties text:min-label-width="0.27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16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01cm"/>
        <style:text-properties fo:font-family="StarSymbol" style:use-window-font-color="true" fo:font-size="45%"/>
      </text:list-level-style-bullet>
      <text:list-level-style-bullet text:level="3" text:bullet-char="●">
        <style:list-level-properties text:min-label-width="0.165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min-label-width="0.233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min-label-width="0.233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4.855cm" svg:y1="2.299cm" svg:x2="14.261cm" svg:y2="2.299cm">
          <text:p text:style-name="P2"/>
        </draw:line>
        <draw:line draw:style-name="gr1" draw:text-style-name="P1" draw:layer="layout" svg:x1="14.855cm" svg:y1="4.689cm" svg:x2="14.261cm" svg:y2="4.689cm">
          <text:p text:style-name="P2"/>
        </draw:line>
        <draw:line draw:style-name="gr1" draw:text-style-name="P1" draw:layer="layout" svg:x1="14.855cm" svg:y1="7.152cm" svg:x2="14.261cm" svg:y2="7.152cm">
          <text:p text:style-name="P2"/>
        </draw:line>
        <draw:polygon draw:style-name="gr2" draw:text-style-name="P1" draw:layer="layout" svg:width="2.667cm" svg:height="9.641cm" svg:x="14.868cm" svg:y="1.18cm" svg:viewBox="0 0 2668 9642" draw:points="0,7281 0,7280 0,7278 0,20 0,18 0,16 1,15 1,13 2,12 2,10 3,9 4,8 5,7 5,6 6,5 8,3 9,2 11,2 12,1 13,1 14,0 16,0 17,0 19,0 832,0 834,0 836,0 837,1 839,1 840,2 842,2 843,3 844,4 845,5 845,4 846,3 848,2 849,1 850,1 851,1 852,0 854,0 855,0 857,0 1774,0 1776,0 1778,0 1779,1 1781,1 1782,2 1784,2 1785,3 1786,4 1787,5 1789,7 1790,8 1791,9 1792,11 1793,12 1793,13 1793,14 1794,15 1794,17 1794,18 1794,20 1794,4657 2342,4657 2342,4534 2342,4532 2342,4530 2343,4529 2343,4527 2344,4526 2344,4524 2345,4523 2346,4522 2347,4521 2349,4519 2350,4518 2351,4517 2353,4516 2354,4515 2355,4515 2356,4515 2357,4514 2359,4514 2360,4514 2362,4514 2364,4514 2366,4514 2367,4515 2369,4515 2370,4516 2372,4516 2373,4517 2374,4518 2375,4519 2376,4520 2661,4806 2662,4807 2663,4808 2664,4810 2665,4811 2666,4813 2667,4814 2667,4816 2667,4817 2667,4819 2667,4821 2667,4823 2667,4825 2666,4826 2666,4828 2665,4829 2664,4830 2663,4832 2662,4833 2661,4834 2376,5120 2375,5121 2374,5122 2372,5123 2371,5124 2369,5125 2368,5126 2366,5126 2365,5126 2363,5126 2361,5126 2359,5126 2357,5126 2356,5125 2354,5125 2353,5124 2352,5123 2350,5122 2349,5121 2348,5120 2347,5119 2346,5118 2345,5116 2344,5115 2343,5113 2342,5112 2342,5110 2342,5109 2342,5107 2342,5106 2342,4983 1794,4983 1794,9621 1794,9623 1794,9625 1793,9626 1793,9628 1792,9629 1792,9631 1791,9632 1790,9633 1789,9634 1787,9636 1786,9637 1785,9638 1783,9639 1782,9640 1781,9640 1780,9640 1779,9641 1777,9641 1776,9641 1774,9641 857,9641 855,9641 853,9641 852,9640 850,9640 849,9639 847,9639 846,9638 845,9637 844,9636 842,9634 841,9633 840,9632 839,9630 838,9629 838,9628 838,9627 837,9626 837,9624 837,9623 837,9621 837,7298 835,7298 834,7298 832,7298 19,7298 17,7298 15,7298 14,7297 12,7297 11,7296 9,7296 8,7295 6,7293 5,7292 5,7291 4,7290 3,7289 2,7287 1,7286 1,7285 1,7284 0,7283">
          <text:p text:style-name="P2"/>
        </draw:polygon>
        <draw:rect draw:style-name="gr3" draw:text-style-name="P1" draw:layer="layout" svg:width="5.758cm" svg:height="3.191cm" svg:x="0.925cm" svg:y="2.044cm">
          <text:p text:style-name="P2"/>
        </draw:rect>
        <draw:rect draw:style-name="gr3" draw:text-style-name="P1" draw:layer="layout" svg:width="5.758cm" svg:height="3.19cm" svg:x="1.032cm" svg:y="2.195cm">
          <text:p text:style-name="P2"/>
        </draw:rect>
        <draw:frame draw:style-name="gr4" draw:text-style-name="P2" draw:layer="layout" svg:width="6.246cm" svg:height="5.542cm" svg:x="-1.547cm" svg:y="5.216cm">
          <draw:text-box>
            <text:p text:style-name="P2"/>
          </draw:text-box>
        </draw:frame>
        <draw:frame draw:style-name="gr5" draw:text-style-name="P4" draw:layer="layout" svg:width="5.831cm" svg:height="1.925cm" svg:x="0.935cm" svg:y="2.217cm">
          <draw:text-box>
            <text:list text:style-name="L1">
              <text:list-item>
                <text:list>
                  <text:list-item>
                    <text:p text:style-name="P3">Python-Modules<text:line-break/>and Functions</text:p>
                  </text:list-item>
                </text:list>
              </text:list-item>
            </text:list>
          </draw:text-box>
        </draw:frame>
        <draw:frame draw:style-name="gr6" draw:text-style-name="P5" draw:layer="layout" svg:width="5.834cm" svg:height="1.916cm" svg:x="0.945cm" svg:y="3.484cm">
          <draw:text-box>
            <text:list text:style-name="L1">
              <text:list-item>
                <text:list>
                  <text:list-item>
                    <text:p text:style-name="P5">Native C-functions embedded in Python-function‘s docstring</text:p>
                  </text:list-item>
                </text:list>
              </text:list-item>
            </text:list>
          </draw:text-box>
        </draw:frame>
        <draw:g>
          <draw:line draw:style-name="gr7" draw:text-style-name="P1" draw:layer="layout" svg:x1="0.156cm" svg:y1="3.54cm" svg:x2="7.634cm" svg:y2="3.54cm">
            <text:p text:style-name="P2"/>
          </draw:line>
          <draw:line draw:style-name="gr1" draw:text-style-name="P1" draw:layer="layout" svg:x1="0.696cm" svg:y1="3.54cm" svg:x2="0.696cm" svg:y2="2.796cm">
            <text:p text:style-name="P2"/>
          </draw:line>
          <draw:line draw:style-name="gr1" draw:text-style-name="P1" draw:layer="layout" svg:x1="0.696cm" svg:y1="3.54cm" svg:x2="0.696cm" svg:y2="4.284cm">
            <text:p text:style-name="P2"/>
          </draw:line>
          <draw:frame draw:style-name="gr8" draw:text-style-name="P6" draw:layer="layout" svg:width="2.706cm" svg:height="0.64cm" draw:transform="rotate (1.5707963267946) translate (0.042cm 3.535cm)">
            <draw:text-box>
              <text:p text:style-name="P6">Python code</text:p>
            </draw:text-box>
          </draw:frame>
          <draw:frame draw:style-name="gr9" draw:text-style-name="P7" draw:layer="layout" svg:width="1.759cm" svg:height="0.64cm" draw:transform="rotate (1.5707963267946) translate (0.025cm 5.3cm)">
            <draw:text-box>
              <text:p text:style-name="P7">C code</text:p>
            </draw:text-box>
          </draw:frame>
        </draw:g>
        <draw:line draw:style-name="gr1" draw:text-style-name="P1" draw:layer="layout" svg:x1="7.461cm" svg:y1="2.837cm" svg:x2="6.788cm" svg:y2="2.837cm">
          <text:p text:style-name="P2"/>
        </draw:line>
        <draw:line draw:style-name="gr1" draw:text-style-name="P1" draw:layer="layout" svg:x1="7.461cm" svg:y1="4.207cm" svg:x2="6.797cm" svg:y2="4.207cm">
          <text:p text:style-name="P2"/>
        </draw:line>
        <draw:rect draw:style-name="gr10" draw:text-style-name="P8" draw:layer="layout" svg:width="2.022cm" svg:height="0.946cm" svg:x="1.033cm" svg:y="5.385cm">
          <text:list text:style-name="L3">
            <text:list-item>
              <text:p text:style-name="P8">Examples see:</text:p>
            </text:list-item>
          </text:list>
          <text:list text:style-name="L4">
            <text:list-item>
              <text:list>
                <text:list-item>
                  <text:list>
                    <text:list-item>
                      <text:p text:style-name="P9">tools/sample.py</text:p>
                    </text:list-item>
                  </text:list>
                </text:list-item>
              </text:list>
            </text:list-item>
          </text:list>
          <text:list text:style-name="L4">
            <text:list-item>
              <text:list>
                <text:list-item>
                  <text:list>
                    <text:list-item>
                      <text:p text:style-name="P9">lib/__bi.py</text:p>
                    </text:list-item>
                  </text:list>
                </text:list-item>
              </text:list>
            </text:list-item>
          </text:list>
        </draw:rect>
        <draw:polygon draw:style-name="gr2" draw:text-style-name="P1" draw:layer="layout" svg:width="2.558cm" svg:height="4.644cm" svg:x="7.451cm" svg:y="1.2cm" svg:viewBox="0 0 2559 4645" draw:points="931,4644 929,4644 10,4644 8,4644 7,4643 5,4643 4,4642 2,4640 1,4639 1,4637 0,4636 0,4634 0,10 0,8 1,7 1,5 2,4 4,2 5,1 7,1 8,0 10,0 929,0 931,0 932,1 934,1 935,2 937,4 938,5 938,7 939,8 939,10 939,1498 2128,1498 2128,1378 2128,1376 2129,1375 2129,1373 2130,1372 2132,1370 2133,1369 2135,1369 2136,1368 2138,1368 2140,1368 2141,1369 2143,1369 2143,1370 2553,1630 2555,1631 2556,1632 2557,1633 2558,1635 2558,1637 2558,1638 2558,1640 2557,1642 2556,1643 2555,1645 2554,1646 2553,1646 2143,1907 2142,1908 2140,1909 2138,1909 2137,1909 2135,1909 2133,1908 2132,1907 2131,1906 2130,1904 2129,1903 2128,1901 2128,1899 2128,1778 939,1778 939,2868 2123,2868 2123,2748 2123,2746 2124,2745 2124,2743 2125,2742 2127,2740 2128,2739 2130,2739 2131,2738 2133,2738 2135,2738 2136,2739 2138,2739 2138,2740 2553,3000 2555,3001 2556,3002 2557,3003 2558,3005 2558,3007 2558,3008 2558,3010 2557,3012 2556,3013 2555,3015 2554,3016 2553,3016 2138,3277 2137,3278 2135,3279 2133,3279 2132,3279 2130,3279 2128,3278 2127,3277 2126,3276 2125,3274 2124,3273 2123,3271 2123,3269 2123,3148 939,3148 939,4634 939,4636 938,4637 938,4639 937,4640 935,4642 934,4643 932,4643">
          <text:p text:style-name="P2"/>
        </draw:polygon>
        <draw:frame draw:style-name="gr11" draw:layer="layout" svg:width="2.403cm" svg:height="0.806cm" svg:x="0.742cm" svg:y="1.076cm">
          <draw:text-box>
            <text:p text:style-name="P2">Libraries</text:p>
          </draw:text-box>
        </draw:frame>
        <draw:frame draw:style-name="gr12" draw:layer="layout" svg:width="1.628cm" svg:height="0.493cm" svg:x="8.217cm" svg:y="3.944cm">
          <draw:text-box>
            <text:p text:style-name="P2"><text:span text:style-name="T1">target</text:span>_nat.c</text:p>
          </draw:text-box>
        </draw:frame>
        <draw:frame draw:style-name="gr12" draw:layer="layout" svg:width="1.67cm" svg:height="0.493cm" svg:x="8.217cm" svg:y="2.572cm">
          <draw:text-box>
            <text:p text:style-name="P2"><text:span text:style-name="T1">target</text:span>_img.c</text:p>
          </draw:text-box>
        </draw:frame>
        <draw:rect draw:style-name="gr13" draw:text-style-name="P10" draw:layer="layout" svg:width="4.624cm" svg:height="0.919cm" draw:transform="rotate (1.5707963267946) translate (7.458cm 5.853cm)">
          <text:p text:style-name="P10">pmImgCreator.py</text:p>
        </draw:rect>
        <draw:g>
          <draw:rect draw:style-name="gr14" draw:text-style-name="P1" draw:layer="layout" svg:width="4.459cm" svg:height="2.105cm" svg:x="9.999cm" svg:y="1.179cm">
            <text:p text:style-name="P10">Bytecode-Library</text:p>
          </draw:rect>
          <draw:frame draw:style-name="gr15" draw:text-style-name="P11" draw:layer="layout" svg:width="4.576cm" svg:height="1.546cm" svg:x="10.011cm" svg:y="1.878cm">
            <draw:text-box>
              <text:list text:style-name="L5">
                <text:list-item>
                  <text:list>
                    <text:list-item>
                      <text:p text:style-name="P11">specially formatted „Code Images“</text:p>
                    </text:list-item>
                  </text:list>
                </text:list-item>
              </text:list>
              <text:list text:style-name="L5">
                <text:list-item>
                  <text:list>
                    <text:list-item>
                      <text:p text:style-name="P11">formatted as C-array</text:p>
                    </text:list-item>
                  </text:list>
                </text:list-item>
              </text:list>
              <text:list text:style-name="L5">
                <text:list-item>
                  <text:list>
                    <text:list-item>
                      <text:p text:style-name="P11">for inclusion in target object file</text:p>
                    </text:list-item>
                  </text:list>
                </text:list-item>
              </text:list>
              <text:list text:style-name="L5">
                <text:list-item>
                  <text:list>
                    <text:list-item>
                      <text:p text:style-name="P11">read from Flash or RAM<text:line-break/>at interpreter runtime</text:p>
                    </text:list-item>
                  </text:list>
                </text:list-item>
              </text:list>
            </draw:text-box>
          </draw:frame>
        </draw:g>
        <draw:g>
          <draw:rect draw:style-name="gr14" draw:text-style-name="P1" draw:layer="layout" svg:width="4.459cm" svg:height="1.99cm" svg:x="9.999cm" svg:y="3.694cm">
            <text:p text:style-name="P10">Native functions</text:p>
          </draw:rect>
          <draw:frame draw:style-name="gr16" draw:text-style-name="P11" draw:layer="layout" svg:width="4.458cm" svg:height="1.29cm" svg:x="10.011cm" svg:y="4.394cm">
            <draw:text-box>
              <text:list text:style-name="L5">
                <text:list-item>
                  <text:list>
                    <text:list-item>
                      <text:p text:style-name="P11">collection of global C functions and a function pointer table</text:p>
                    </text:list-item>
                  </text:list>
                </text:list-item>
              </text:list>
              <text:list text:style-name="L5">
                <text:list-item>
                  <text:list>
                    <text:list-item>
                      <text:p text:style-name="P11">parameter and return code passing<text:line-break/>by VM convention</text:p>
                    </text:list-item>
                  </text:list>
                </text:list-item>
              </text:list>
            </draw:text-box>
          </draw:frame>
        </draw:g>
        <draw:g>
          <draw:rect draw:style-name="gr17" draw:text-style-name="P1" draw:layer="layout" svg:width="4.459cm" svg:height="1.99cm" svg:x="9.999cm" svg:y="6.157cm">
            <text:p text:style-name="P10">main.c</text:p>
          </draw:rect>
          <draw:frame draw:style-name="gr18" draw:text-style-name="P11" draw:layer="layout" svg:width="4.458cm" svg:height="1.265cm" svg:x="10.011cm" svg:y="6.841cm">
            <draw:text-box>
              <text:list text:style-name="L5">
                <text:list-item>
                  <text:list>
                    <text:list-item>
                      <text:p text:style-name="P11">Target execution starts here</text:p>
                    </text:list-item>
                  </text:list>
                </text:list-item>
              </text:list>
              <text:list text:style-name="L5">
                <text:list-item>
                  <text:list>
                    <text:list-item>
                      <text:p text:style-name="P11">sets up interpreter environment</text:p>
                    </text:list-item>
                  </text:list>
                </text:list-item>
              </text:list>
              <text:list text:style-name="L5">
                <text:list-item>
                  <text:list>
                    <text:list-item>
                      <text:p text:style-name="P11">starts interpreter loop</text:p>
                    </text:list-item>
                  </text:list>
                </text:list-item>
              </text:list>
            </draw:text-box>
          </draw:frame>
        </draw:g>
        <draw:rect draw:style-name="gr13" draw:text-style-name="P10" draw:layer="layout" svg:width="7.229cm" svg:height="0.89cm" draw:transform="rotate (1.5707963267946) translate (14.814cm 8.477cm)">
          <text:p text:style-name="P10">(AVR-) GCC</text:p>
        </draw:rect>
        <draw:rect draw:style-name="gr19" draw:text-style-name="P10" draw:layer="layout" svg:width="3.667cm" svg:height="1.426cm" svg:x="5.977cm" svg:y="10.011cm">
          <text:p text:style-name="P10">Virtual Machine</text:p>
          <text:p text:style-name="P10">(C code)</text:p>
        </draw:rect>
        <draw:g>
          <draw:rect draw:style-name="gr14" draw:text-style-name="P1" draw:layer="layout" svg:width="2.965cm" svg:height="2.978cm" svg:x="11.497cm" svg:y="8.458cm">
            <text:p text:style-name="P10">libpmvm.a</text:p>
          </draw:rect>
          <draw:frame draw:style-name="gr20" draw:text-style-name="P11" draw:layer="layout" svg:width="2.938cm" svg:height="1.942cm" svg:x="11.512cm" svg:y="9.327cm">
            <draw:text-box>
              <text:list text:style-name="L5">
                <text:list-item>
                  <text:list>
                    <text:list-item>
                      <text:p text:style-name="P11">relocatable archive:<text:line-break/>no need to recompile vm</text:p>
                    </text:list-item>
                  </text:list>
                </text:list-item>
              </text:list>
              <text:list text:style-name="L5">
                <text:list-item>
                  <text:list>
                    <text:list-item>
                      <text:p text:style-name="P11">no external dependencies (not even stdio)</text:p>
                    </text:list-item>
                  </text:list>
                </text:list-item>
              </text:list>
              <text:list text:style-name="L5">
                <text:list-item>
                  <text:list>
                    <text:list-item>
                      <text:p text:style-name="P11">includes standard library</text:p>
                    </text:list-item>
                  </text:list>
                </text:list-item>
              </text:list>
              <text:list text:style-name="L5">
                <text:list-item>
                  <text:list>
                    <text:list-item>
                      <text:p text:style-name="P11">stable between releases</text:p>
                    </text:list-item>
                  </text:list>
                </text:list-item>
              </text:list>
            </draw:text-box>
          </draw:frame>
        </draw:g>
        <draw:polygon draw:style-name="gr2" draw:text-style-name="P1" draw:layer="layout" svg:width="1.528cm" svg:height="2.989cm" svg:x="9.989cm" svg:y="8.448cm" svg:viewBox="0 0 1529 2990" draw:points="0,2981 0,2979 0,10 0,8 1,7 1,5 2,4 4,2 5,1 7,1 8,0 10,0 927,0 929,0 930,1 932,1 933,2 935,4 936,5 936,7 937,8 937,10 937,1341 1223,1341 1223,1208 1223,1206 1224,1205 1224,1203 1225,1202 1227,1200 1228,1199 1230,1199 1231,1198 1233,1198 1235,1198 1236,1199 1238,1199 1239,1200 1240,1201 1525,1487 1526,1488 1527,1490 1528,1491 1528,1493 1528,1495 1528,1497 1527,1498 1526,1500 1525,1501 1240,1787 1239,1788 1237,1789 1236,1790 1234,1790 1232,1790 1230,1790 1229,1789 1227,1788 1226,1787 1225,1786 1224,1784 1223,1783 1223,1781 1223,1780 1223,1647 937,1647 937,2979 937,2981 936,2982 936,2984 935,2985 933,2987 932,2988 930,2988 929,2989 927,2989 10,2989 8,2989 7,2988 5,2988 4,2987 2,2985 1,2984 1,2982">
          <text:p text:style-name="P2"/>
        </draw:polygon>
        <draw:custom-shape draw:style-name="gr21" draw:text-style-name="P1" draw:layer="layout" svg:width="1.137cm" svg:height="0.571cm" svg:x="12.643cm" svg:y="11.648cm">
          <text:p text:style-name="P2"/>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13" draw:text-style-name="P10" draw:layer="layout" svg:width="3.055cm" svg:height="0.955cm" draw:transform="rotate (1.5707963267946) translate (9.999cm 11.513cm)">
          <text:p text:style-name="P10">(AVR-) GCC</text:p>
        </draw:rect>
        <draw:line draw:style-name="gr1" draw:text-style-name="P1" draw:layer="layout" svg:x1="9.973cm" svg:y1="10.724cm" svg:x2="9.659cm" svg:y2="10.724cm">
          <text:p text:style-name="P2"/>
        </draw:line>
        <draw:rect draw:style-name="gr13" draw:text-style-name="P10" draw:layer="layout" svg:width="9.571cm" svg:height="0.89cm" draw:transform="rotate (1.5707963267946) translate (15.744cm 10.801cm)">
          <text:p text:style-name="P10">Linker</text:p>
        </draw:rect>
        <draw:line draw:style-name="gr1" draw:text-style-name="P1" draw:layer="layout" svg:x1="15.677cm" svg:y1="9.942cm" svg:x2="14.45cm" svg:y2="9.942cm">
          <text:p text:style-name="P2"/>
        </draw:line>
        <draw:g>
          <draw:rect draw:style-name="gr22" draw:text-style-name="P10" draw:layer="layout" svg:width="2.848cm" svg:height="2.32cm" svg:x="17.598cm" svg:y="4.837cm">
            <text:p text:style-name="P10">Target</text:p>
            <text:p text:style-name="P10">object file</text:p>
          </draw:rect>
          <draw:frame draw:style-name="gr23" draw:text-style-name="P11" draw:layer="layout" svg:width="2.847cm" svg:height="1.219cm" svg:x="17.606cm" svg:y="5.945cm">
            <draw:text-box>
              <text:list text:style-name="L6">
                <text:list-item>
                  <text:list>
                    <text:list-item>
                      <text:p text:style-name="P11">can run on<text:line-break/>Desktop PC or</text:p>
                    </text:list-item>
                  </text:list>
                </text:list-item>
              </text:list>
              <text:list text:style-name="L6">
                <text:list-item>
                  <text:list>
                    <text:list-item>
                      <text:p text:style-name="P11">can be programmed into Atmel AVR device</text:p>
                    </text:list-item>
                  </text:list>
                </text:list-item>
              </text:list>
            </draw:text-box>
          </draw:frame>
        </draw:g>
        <draw:g>
          <draw:rect draw:style-name="gr24" draw:text-style-name="P1" draw:layer="layout" svg:width="5.526cm" svg:height="4.066cm" svg:x="0.171cm" svg:y="7.379cm">
            <text:p text:style-name="P2"/>
          </draw:rect>
          <draw:rect draw:style-name="gr25" draw:text-style-name="P1" draw:layer="layout" svg:width="0.908cm" svg:height="0.469cm" svg:x="0.387cm" svg:y="8.755cm">
            <text:p text:style-name="P2"/>
          </draw:rect>
          <draw:rect draw:style-name="gr26" draw:text-style-name="P1" draw:layer="layout" svg:width="0.908cm" svg:height="0.469cm" svg:x="0.387cm" svg:y="8.159cm">
            <text:p text:style-name="P2"/>
          </draw:rect>
          <draw:rect draw:style-name="gr2" draw:text-style-name="P1" draw:layer="layout" svg:width="0.908cm" svg:height="0.469cm" svg:x="0.387cm" svg:y="9.33cm">
            <text:p text:style-name="P2"/>
          </draw:rect>
          <draw:rect draw:style-name="gr3" draw:text-style-name="P1" draw:layer="layout" svg:width="0.908cm" svg:height="0.469cm" svg:x="0.387cm" svg:y="7.564cm">
            <text:p text:style-name="P2"/>
          </draw:rect>
          <draw:frame draw:style-name="gr27" draw:layer="layout" svg:width="3.529cm" svg:height="0.64cm" svg:x="1.307cm" svg:y="7.47cm">
            <draw:text-box>
              <text:p text:style-name="P2">User-supplied code</text:p>
            </draw:text-box>
          </draw:frame>
          <draw:frame draw:style-name="gr27" draw:layer="layout" svg:width="3.842cm" svg:height="0.64cm" svg:x="1.302cm" svg:y="8.077cm">
            <draw:text-box>
              <text:p text:style-name="P2">PyMite-supplied code</text:p>
            </draw:text-box>
          </draw:frame>
          <draw:frame draw:style-name="gr27" draw:layer="layout" svg:width="3.317cm" svg:height="0.64cm" svg:x="1.308cm" svg:y="8.662cm">
            <draw:text-box>
              <text:p text:style-name="P2">Intermediate code</text:p>
            </draw:text-box>
          </draw:frame>
          <draw:frame draw:style-name="gr27" draw:layer="layout" svg:width="3.965cm" svg:height="1.05cm" svg:x="1.308cm" svg:y="9.226cm">
            <draw:text-box>
              <text:p text:style-name="P2">Operation (<text:span text:style-name="T2">make</text:span> does<text:line-break/>the work)</text:p>
            </draw:text-box>
          </draw:frame>
          <draw:frame draw:style-name="gr28" draw:layer="layout" svg:width="5.085cm" svg:height="0.977cm" svg:x="0.164cm" svg:y="10.24cm">
            <draw:text-box>
              <text:p text:style-name="P2">„Target“ is either a PC with operating system or an AVR microcontroller.</text:p>
              <text:p text:style-name="P2">The build process shown is for release03.</text:p>
            </draw:text-box>
          </draw:frame>
        </draw:g>
        <draw:frame draw:style-name="gr29" draw:layer="layout" svg:width="20.285cm" svg:height="1.043cm" svg:x="0.149cm" svg:y="-0.108cm">
          <draw:text-box>
            <text:p text:style-name="P10">Build Process Overview</text:p>
          </draw:text-box>
        </draw:frame>
        <draw:rect draw:style-name="gr13" draw:text-style-name="P10" draw:layer="layout" svg:width="4.624cm" svg:height="0.919cm" draw:transform="rotate (1.5707963267946) translate (7.459cm 5.853cm)">
          <text:p text:style-name="P10">pmImgCreator.py</text:p>
        </draw:rect>
        <draw:polygon draw:style-name="gr2" draw:text-style-name="P1" draw:layer="layout" svg:width="0.601cm" svg:height="1.426cm" svg:x="8.59cm" svg:y="8.448cm" svg:viewBox="0 0 602 1427" draw:points="0,1424 0,1424 0,3 0,2 0,2 0,1 0,1 2,1 2,1 3,1 3,0 3,0 332,0 334,0 334,1 334,1 336,1 336,1 336,1 336,2 337,2 337,3 337,686 491,686 491,660 491,660 492,659 492,659 492,659 492,658 494,658 494,658 494,658 496,658 496,658 496,658 497,658 497,658 497,658 599,715 601,715 601,715 601,716 601,716 601,716 601,716 601,716 601,717 599,717 497,773 497,773 497,774 496,774 496,774 494,774 494,774 494,774 492,773 492,773 492,773 492,772 491,772 491,772 491,772 491,746 337,746 337,1424 337,1424 336,1424 336,1425 336,1425 336,1426 334,1426 334,1426 334,1426 332,1426 3,1426 3,1426 3,1426 2,1426 2,1426 0,1425 0,1425 0,1424">
          <text:p text:style-name="P2"/>
        </draw:polygon>
        <draw:rect draw:style-name="gr25" draw:text-style-name="P1" draw:layer="layout" svg:width="0.444cm" svg:height="1.426cm" svg:x="9.2cm" svg:y="8.448cm">
          <text:p text:style-name="P2"/>
        </draw:rect>
        <draw:line draw:style-name="gr1" draw:text-style-name="P1" draw:layer="layout" svg:x1="9.973cm" svg:y1="9.161cm" svg:x2="9.66cm" svg:y2="9.161cm">
          <text:p text:style-name="P2"/>
        </draw:line>
        <draw:line draw:style-name="gr1" draw:text-style-name="P1" draw:layer="layout" svg:x1="8.587cm" svg:y1="9.161cm" svg:x2="7.914cm" svg:y2="9.161cm">
          <text:p text:style-name="P2"/>
        </draw:line>
        <draw:rect draw:style-name="gr30" draw:text-style-name="P10" draw:layer="layout" svg:width="2.206cm" svg:height="1.426cm" svg:x="5.977cm" svg:y="8.448cm">
          <text:p text:style-name="P10">pmstdlib</text:p>
        </draw:rect>
        <draw:frame draw:style-name="gr31" draw:text-style-name="P11" draw:layer="layout" svg:width="2.281cm" svg:height="1.219cm" svg:x="5.882cm" svg:y="9.05cm">
          <draw:text-box>
            <text:list text:style-name="L5">
              <text:list-item>
                <text:list>
                  <text:list-item>
                    <text:p text:style-name="P11">Native &amp; Python<text:line-break/>standard library</text:p>
                  </text:list-item>
                </text:list>
              </text:list-item>
            </text:list>
          </draw:text-box>
        </draw:frame>
        <draw:line draw:style-name="gr7" draw:text-style-name="P1" draw:layer="layout" svg:x1="15.705cm" svg:y1="1.184cm" svg:x2="15.705cm" svg:y2="8.495cm">
          <text:p text:style-name="P2"/>
        </draw:line>
        <draw:rect draw:style-name="gr32" draw:text-style-name="P1" draw:layer="layout" svg:width="1.475cm" svg:height="0.461cm" draw:transform="rotate (1.5707963267946) translate (8.505cm 9.9cm)">
          <text:p text:style-name="P10">pmImgCreator</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none" draw:stroke-dash="Dash_20_1" svg:stroke-width="0.02cm" svg:stroke-color="#000000" draw:marker-start-width="0.33cm" draw:marker-start-center="false" draw:marker-end-width="0.33cm" draw:marker-end-center="false" draw:fill="none" draw:fill-color="#ffff99" draw:fill-gradient-name="Gradient_20_7" draw:fill-hatch-name="Hatch_20_46" draw:fill-image-name="Bitmape_20_1" draw:fill-image-width="0cm" draw:fill-image-height="0cm"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4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style:tab-stops/>
      </style:paragraph-properties>
      <style:text-properties fo:font-size="2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iste" style:family="graphic" style:parent-style-name="standard">
      <style:graphic-properties draw:stroke-dash="Dash_20_1" draw:fill-gradient-name="Gradient_20_7" draw:fill-hatch-name="Hatch_20_46" draw:fill-image-name="Bitmape_20_1">
        <text:list-style>
          <text:list-level-style-bullet text:level="1" text:bullet-char="●">
            <style:list-level-properties text:min-label-width="0.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4cm" fo:margin-right="0cm" fo:text-indent="-0.4cm"/>
    </style:style>
    <style:style style:name="PA_20_Pfeil" style:display-name="PA Pfeil" style:family="graphic" style:parent-style-name="objectwitharrow">
      <style:graphic-properties svg:stroke-width="0.02cm" draw:marker-start-width="0.12cm" draw:marker-start-center="false" draw:marker-end-width="0.03cm" draw:stroke-linejoin="none"/>
    </style:style>
    <style:style style:name="PA_20_Text_20_small" style:display-name="PA Text small" style:family="graphic" style:parent-style-name="standard">
      <style:graphic-properties draw:stroke="none" draw:fill="none"/>
      <style:text-properties fo:font-size="10pt"/>
    </style:style>
    <style:style style:name="PA_20_Area_20_Operator" style:display-name="PA Area Operator" style:family="graphic" style:parent-style-name="standard">
      <style:graphic-properties draw:stroke="solid" draw:fill="solid" draw:fill-color="#e6e6e6"/>
    </style:style>
    <style:style style:name="PA_20_Text_20_very_20_small" style:display-name="PA Text very small" style:family="graphic" style:parent-style-name="PA_20_Text_20_small">
      <style:text-properties fo:font-size="6pt"/>
    </style:style>
    <style:style style:name="PA_20_Area_20_Supplied" style:display-name="PA Area Supplied" style:family="graphic" style:parent-style-name="standard">
      <style:graphic-properties draw:stroke="solid" draw:fill="solid" draw:fill-color="#ccccff"/>
    </style:style>
    <style:style style:name="PA_20_Area_20_intermediate" style:display-name="PA Area intermediate" style:family="graphic" style:parent-style-name="standard">
      <style:graphic-properties draw:stroke="dash" draw:stroke-dash="Ultrafine_20_Dashed" draw:fill="solid" draw:fill-color="#ffffe5"/>
    </style:style>
    <style:style style:name="PA_20_Area_20_User_20_code" style:display-name="PA Area User code" style:family="graphic" style:parent-style-name="standard">
      <style:graphic-properties draw:stroke="solid" draw:fill="solid"/>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0.5cm" fo:page-height="11.5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meta:initial-creator>Philipp Adelt</meta:initial-creator>
    <meta:creation-date>2006-09-05T12:04:24</meta:creation-date>
    <dc:creator>Philipp Adelt</dc:creator>
    <dc:date>2006-09-08T17:42:15</dc:date>
    <dc:language>de-DE</dc:language>
    <meta:editing-cycles>26</meta:editing-cycles>
    <meta:editing-duration>PT7H39M35S</meta:editing-duration>
    <meta:user-defined meta:name="Info 1"/>
    <meta:user-defined meta:name="Info 2"/>
    <meta:user-defined meta:name="Info 3"/>
    <meta:user-defined meta:name="Info 4"/>
    <meta:document-statistic meta:object-count="67"/>
  </office:meta>
</office:document-meta>
</file>